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A00000256A9633732.jpg"/>
  <manifest:file-entry manifest:media-type="image/jpeg" manifest:full-path="Pictures/100000000000031A000002566586368D.jpg"/>
  <manifest:file-entry manifest:media-type="image/jpeg" manifest:full-path="Pictures/100000000000031A00000256E653AA5E.jpg"/>
  <manifest:file-entry manifest:media-type="image/jpeg" manifest:full-path="Pictures/100000000000031A00000256D9300AFF.jpg"/>
  <manifest:file-entry manifest:media-type="image/jpeg" manifest:full-path="Pictures/100000000000031A00000256ACFF2DEA.jpg"/>
  <manifest:file-entry manifest:media-type="image/jpeg" manifest:full-path="Pictures/100000000000031A00000256005BE433.jpg"/>
  <manifest:file-entry manifest:media-type="image/jpeg" manifest:full-path="Pictures/100000000000031A00000256F84E45CE.jpg"/>
  <manifest:file-entry manifest:media-type="image/jpeg" manifest:full-path="Pictures/100000000000031A000002562E6E2E1E.jpg"/>
  <manifest:file-entry manifest:media-type="image/jpeg" manifest:full-path="Pictures/100000000000031A00000256FED7F2A7.jpg"/>
  <manifest:file-entry manifest:media-type="image/jpeg" manifest:full-path="Pictures/100000000000031A00000256E0B977B9.jpg"/>
  <manifest:file-entry manifest:media-type="image/jpeg" manifest:full-path="Pictures/100000000000031A000002569426E026.jpg"/>
  <manifest:file-entry manifest:media-type="image/jpeg" manifest:full-path="Pictures/100000000000031A00000256035D233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e_20_3" style:repeat="stretch" presentation:display-footer="true" presentation:display-page-number="false" presentation:display-date-time="true" smil:type="slideWipe" smil:subtype="fromRight"/>
    </style:style>
    <style:style style:name="dp4" style:family="drawing-page">
      <style:drawing-page-properties presentation:background-visible="true" presentation:background-objects-visible="true" draw:fill="bitmap" draw:fill-image-name="Bitmape_20_4" style:repeat="stretch" presentation:display-footer="true" presentation:display-page-number="false" presentation:display-date-time="true" smil:type="slideWipe" smil:subtype="fromRight"/>
    </style:style>
    <style:style style:name="dp5" style:family="drawing-page">
      <style:drawing-page-properties presentation:background-visible="true" presentation:background-objects-visible="true" draw:fill="bitmap" draw:fill-image-name="Bitmape_20_5" style:repeat="stretch" presentation:display-footer="true" presentation:display-page-number="false" presentation:display-date-time="true" smil:type="slideWipe" smil:subtype="fromRight"/>
    </style:style>
    <style:style style:name="dp6" style:family="drawing-page">
      <style:drawing-page-properties presentation:background-visible="true" presentation:background-objects-visible="true" draw:fill="bitmap" draw:fill-image-name="Bitmape_20_15" style:repeat="stretch" presentation:display-footer="true" presentation:display-page-number="false" presentation:display-date-time="true" smil:type="slideWipe" smil:subtype="fromRight"/>
    </style:style>
    <style:style style:name="dp7" style:family="drawing-page">
      <style:drawing-page-properties presentation:background-visible="true" presentation:background-objects-visible="true" draw:fill="bitmap" draw:fill-image-name="Bitmape_20_6" style:repeat="stretch" presentation:display-footer="true" presentation:display-page-number="false" presentation:display-date-time="true" smil:type="slideWipe" smil:subtype="fromRight"/>
    </style:style>
    <style:style style:name="dp8" style:family="drawing-page">
      <style:drawing-page-properties presentation:background-visible="true" presentation:background-objects-visible="true" draw:fill="bitmap" draw:fill-image-name="Bitmape_20_7" style:repeat="stretch" presentation:display-footer="true" presentation:display-page-number="false" presentation:display-date-time="true" smil:type="slideWipe" smil:subtype="fromRight"/>
    </style:style>
    <style:style style:name="dp9" style:family="drawing-page">
      <style:drawing-page-properties presentation:background-visible="true" presentation:background-objects-visible="true" draw:fill="bitmap" draw:fill-image-name="Bitmape_20_17" style:repeat="stretch" presentation:display-footer="true" presentation:display-page-number="false" presentation:display-date-time="true" smil:type="slideWipe" smil:subtype="fromRight"/>
    </style:style>
    <style:style style:name="dp10" style:family="drawing-page">
      <style:drawing-page-properties presentation:background-visible="true" presentation:background-objects-visible="true" draw:fill="bitmap" draw:fill-image-name="Bitmape_20_9" style:repeat="stretch" presentation:display-footer="true" presentation:display-page-number="false" presentation:display-date-time="true" smil:type="slideWipe" smil:subtype="fromRight"/>
    </style:style>
    <style:style style:name="dp11" style:family="drawing-page">
      <style:drawing-page-properties presentation:background-visible="true" presentation:background-objects-visible="true" draw:fill="bitmap" draw:fill-image-name="Bitmape_20_8" style:repeat="stretch" presentation:display-footer="true" presentation:display-page-number="false" presentation:display-date-time="true" smil:type="slideWipe" smil:subtype="fromRight"/>
    </style:style>
    <style:style style:name="dp12" style:family="drawing-page">
      <style:drawing-page-properties presentation:background-visible="true" presentation:background-objects-visible="true" draw:fill="bitmap" draw:fill-image-name="Bitmape_20_16" style:repeat="stretch" presentation:display-footer="true" presentation:display-page-number="false" presentation:display-date-time="true" smil:type="slideWipe" smil:subtype="fromRight"/>
    </style:style>
    <style:style style:name="dp13" style:family="drawing-page">
      <style:drawing-page-properties presentation:background-visible="true" presentation:background-objects-visible="true" draw:fill="bitmap" draw:fill-image-name="Bitmape_20_14" style:repeat="stretch" presentation:display-footer="true" presentation:display-page-number="false" presentation:display-date-time="true" smil:type="slideWipe" smil:subtype="fromRight"/>
    </style:style>
    <style:style style:name="dp14" style:family="drawing-page">
      <style:drawing-page-properties presentation:background-visible="true" presentation:background-objects-visible="true" draw:fill="bitmap" draw:fill-image-name="Bitmape_20_13" style:repeat="stretch" presentation:display-footer="true" presentation:display-page-number="false" presentation:display-date-time="true" smil:type="slideWipe" smil:subtype="fromRight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0.25cm"/>
    </style:style>
    <style:style style:name="pr1" style:family="presentation" style:parent-style-name="Default_20_1-title">
      <style:graphic-properties draw:fill-color="#ffffff" fo:min-height="3.256cm"/>
    </style:style>
    <style:style style:name="pr2" style:family="presentation" style:parent-style-name="Default_20_1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fill-color="#ffffff" fo:min-height="3.256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URW Chancery L'" style:font-pitch="variable" fo:font-size="96pt" style:font-size-asian="96pt" style:font-size-complex="96pt"/>
    </style:style>
    <style:style style:name="P3" style:family="paragraph">
      <style:paragraph-properties fo:margin-left="0cm" fo:margin-right="0cm" fo:text-align="center" fo:text-indent="0cm"/>
      <style:text-properties fo:font-size="24pt"/>
    </style:style>
    <style:style style:name="P4" style:family="paragraph">
      <style:paragraph-properties fo:margin-left="0cm" fo:margin-right="0cm" fo:text-align="center" fo:text-indent="0cm"/>
      <style:text-properties fo:color="#000000" fo:font-family="'URW Gothic L'" style:font-family-generic="swiss" style:font-pitch="variable" fo:font-size="24pt" style:font-size-asian="24pt" style:font-size-complex="24pt"/>
    </style:style>
    <style:style style:name="P5" style:family="paragraph">
      <style:paragraph-properties fo:margin-left="0cm" fo:margin-right="0cm" fo:text-align="center" fo:text-indent="0cm"/>
      <style:text-properties fo:font-size="28pt"/>
    </style:style>
    <style:style style:name="P6" style:family="paragraph">
      <style:paragraph-properties fo:margin-left="0cm" fo:margin-right="0cm" fo:text-align="center" fo:text-indent="0cm"/>
      <style:text-properties fo:color="#000000" fo:font-family="'URW Gothic L'" style:font-family-generic="swiss" style:font-pitch="variable" fo:font-size="28pt" style:font-size-asian="28pt" style:font-size-complex="28pt"/>
    </style:style>
    <style:style style:name="P7" style:family="paragraph">
      <style:paragraph-properties fo:margin-left="0cm" fo:margin-right="0cm" fo:text-align="center" fo:text-indent="0cm"/>
      <style:text-properties fo:font-size="28pt" style:font-size-asian="28pt" style:font-size-complex="28pt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family="'URW Gothic L'" style:font-family-generic="swiss" style:font-pitch="variable" fo:font-size="18pt"/>
    </style:style>
    <style:style style:name="P10" style:family="paragraph">
      <style:paragraph-properties fo:margin-left="0.6cm" fo:margin-right="0cm" fo:text-indent="-0.6cm"/>
    </style:style>
    <style:style style:name="P11" style:family="paragraph">
      <style:paragraph-properties fo:margin-left="0cm" fo:margin-right="0cm" fo:text-align="end" fo:text-indent="0cm"/>
    </style:style>
    <style:style style:name="P12" style:family="paragraph">
      <style:paragraph-properties fo:margin-left="0cm" fo:margin-right="0cm" fo:text-indent="0cm"/>
      <style:text-properties fo:font-size="60pt" style:font-size-asian="60pt" style:font-size-complex="60pt"/>
    </style:style>
    <style:style style:name="P13" style:family="paragraph">
      <style:paragraph-properties fo:margin-left="0cm" fo:margin-right="0cm" fo:line-height="150%" text:enable-numbering="false" fo:text-indent="0cm"/>
      <style:text-properties fo:color="#000000" fo:font-size="22pt" style:font-size-asian="22pt" style:font-size-complex="22pt"/>
    </style:style>
    <style:style style:name="P14" style:family="paragraph">
      <style:paragraph-properties fo:margin-left="0cm" fo:margin-right="0cm" text:enable-numbering="false" fo:text-indent="0cm"/>
      <style:text-properties fo:color="#000000" fo:font-size="22pt" style:font-size-asian="22pt" style:font-size-complex="22pt"/>
    </style:style>
    <style:style style:name="P15" style:family="paragraph">
      <style:paragraph-properties fo:margin-left="0.6cm" fo:margin-right="0cm" fo:text-indent="-0.6cm"/>
      <style:text-properties fo:font-size="20pt"/>
    </style:style>
    <style:style style:name="P16" style:family="paragraph">
      <style:paragraph-properties fo:margin-left="0cm" fo:margin-right="0cm" fo:text-indent="0cm"/>
      <style:text-properties fo:font-size="60pt" fo:text-shadow="1pt 1pt" style:font-size-asian="60pt" style:font-size-complex="60pt"/>
    </style:style>
    <style:style style:name="P17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family="'Liberation Sans'" style:font-family-generic="swiss" style:font-pitch="variable" fo:language="es" fo:country="ES" style:font-family-complex="Calibri" style:font-family-generic-complex="swiss" style:font-pitch-complex="variable"/>
    </style:style>
    <style:style style:name="P18" style:family="paragraph">
      <style:paragraph-properties fo:margin-left="0cm" fo:margin-right="0cm" text:enable-numbering="false" fo:text-indent="0cm"/>
      <style:text-properties fo:color="#000000" fo:font-family="'Liberation Sans'" style:font-family-generic="swiss" style:font-pitch="variable" fo:font-size="22pt" style:font-size-asian="22pt" style:font-size-complex="22pt"/>
    </style:style>
    <style:style style:name="P19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</style:style>
    <style:style style:name="P20" style:family="paragraph">
      <style:paragraph-properties fo:margin-left="0cm" fo:margin-right="0cm" fo:line-height="150%" fo:text-align="justify" fo:text-indent="0cm"/>
      <style:text-properties fo:font-family="Calibri" style:font-family-generic="swiss" style:font-pitch="variable" fo:font-size="12pt" fo:language="es" fo:country="ES" style:font-family-complex="Calibri" style:font-family-generic-complex="swiss" style:font-pitch-complex="variable" style:font-size-complex="6.80000019073486pt"/>
    </style:style>
    <style:style style:name="P21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family="Calibri" style:font-family-generic="swiss" style:font-pitch="variable" fo:font-size="12pt" fo:language="es" fo:country="ES" style:font-family-complex="Calibri" style:font-family-generic-complex="swiss" style:font-pitch-complex="variable" style:font-size-complex="6.80000019073486pt"/>
    </style:style>
    <style:style style:name="P22" style:family="paragraph">
      <style:paragraph-properties fo:margin-left="0cm" fo:margin-right="0cm" fo:text-align="end" fo:text-indent="0cm"/>
      <style:text-properties fo:font-size="28pt"/>
    </style:style>
    <style:style style:name="P23" style:family="paragraph">
      <style:paragraph-properties fo:margin-left="0cm" fo:margin-right="0cm" fo:text-align="end" fo:text-indent="0cm"/>
      <style:text-properties fo:font-size="28pt" style:font-size-asian="28pt" style:font-size-complex="28pt"/>
    </style:style>
    <style:style style:name="P24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family="'Liberation Sans'" style:font-family-generic="swiss" style:font-pitch="variable" fo:language="es" fo:country="ES" fo:font-weight="normal" style:font-weight-asian="normal" style:font-family-complex="Calibri" style:font-family-generic-complex="swiss" style:font-pitch-complex="variable" style:font-weight-complex="normal"/>
    </style:style>
    <style:style style:name="P25" style:family="paragraph">
      <style:paragraph-properties fo:margin-left="0cm" fo:margin-right="0cm" text:enable-numbering="false" fo:text-indent="0cm"/>
      <style:text-properties fo:color="#000000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6" style:family="paragraph">
      <style:paragraph-properties fo:margin-left="0cm" fo:margin-right="0cm" fo:line-height="150%" fo:text-align="justify" fo:text-indent="0cm">
        <style:tab-stops>
          <style:tab-stop style:position="1.27cm"/>
        </style:tab-stops>
      </style:paragraph-properties>
      <style:text-properties fo:font-family="'Liberation Sans'" style:font-family-generic="swiss" style:font-pitch="variable"/>
    </style:style>
    <style:style style:name="P27" style:family="paragraph">
      <style:paragraph-properties fo:margin-left="0cm" fo:margin-right="0cm" fo:line-height="150%" fo:text-align="justify" fo:text-indent="0cm">
        <style:tab-stops>
          <style:tab-stop style:position="0.635cm"/>
        </style:tab-stops>
      </style:paragraph-properties>
      <style:text-properties fo:font-family="'Liberation Sans'" style:font-family-generic="swiss" style:font-pitch="variable"/>
    </style:style>
    <style:style style:name="P28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font-family="'Liberation Sans'" style:font-family-generic="swiss" style:font-pitch="variable" fo:font-size="12pt" style:font-family-complex="Calibri" style:font-family-generic-complex="swiss" style:font-pitch-complex="variable" style:font-size-complex="6.80000019073486pt"/>
    </style:style>
    <style:style style:name="P29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font-family="'Liberation Sans'" style:font-family-generic="swiss" style:font-pitch="variable" fo:font-size="12pt" fo:language="es" fo:country="ES" style:font-family-complex="Calibri" style:font-family-generic-complex="swiss" style:font-pitch-complex="variable" style:font-size-complex="6.80000019073486pt"/>
    </style:style>
    <style:style style:name="P30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font-family="'Liberation Sans'" style:font-family-generic="swiss" style:font-pitch="variable" fo:font-size="12pt" fo:language="es" fo:country="ES" style:font-family-complex="Calibri" style:font-family-generic-complex="swiss" style:font-pitch-complex="variable" style:font-size-complex="6.80000019073486pt"/>
    </style:style>
    <style:style style:name="P31" style:family="paragraph">
      <style:paragraph-properties fo:margin-left="0cm" fo:margin-right="0cm" fo:line-height="150%" fo:text-align="justify" fo:text-indent="0cm">
        <style:tab-stops>
          <style:tab-stop style:position="2.54cm"/>
          <style:tab-stop style:position="3.175cm"/>
        </style:tab-stops>
      </style:paragraph-properties>
      <style:text-properties fo:font-family="'Liberation Sans'" style:font-family-generic="swiss" style:font-pitch="variable" fo:font-size="12pt" style:font-family-complex="Calibri" style:font-family-generic-complex="swiss" style:font-pitch-complex="variable" style:font-size-complex="6.80000019073486pt"/>
    </style:style>
    <style:style style:name="P32" style:family="paragraph">
      <style:paragraph-properties fo:margin-left="0cm" fo:margin-right="0cm" fo:line-height="150%" fo:text-align="justify" fo:text-indent="0cm">
        <style:tab-stops>
          <style:tab-stop style:position="0.635cm"/>
        </style:tab-stops>
      </style:paragraph-properties>
      <style:text-properties fo:font-family="'Liberation Sans'" style:font-family-generic="swiss" style:font-pitch="variable"/>
    </style:style>
    <style:style style:name="P33" style:family="paragraph">
      <style:paragraph-properties fo:margin-left="0cm" fo:margin-right="0cm" fo:line-height="150%" fo:text-align="justify" fo:text-indent="0cm">
        <style:tab-stops>
          <style:tab-stop style:position="0.635cm"/>
        </style:tab-stops>
      </style:paragraph-properties>
      <style:text-properties fo:font-family="'Liberation Sans'" style:font-family-generic="swiss" style:font-pitch="variable" fo:font-size="12pt" style:font-size-complex="6.80000019073486pt"/>
    </style:style>
    <style:style style:name="P34" style:family="paragraph">
      <style:paragraph-properties fo:margin-left="0cm" fo:margin-right="0cm" fo:line-height="150%" fo:text-align="justify" fo:text-indent="0cm"/>
      <style:text-properties fo:font-family="'Liberation Sans'" style:font-family-generic="swiss" style:font-pitch="variable" fo:font-size="12pt" fo:language="es" fo:country="ES" style:font-family-complex="Calibri" style:font-family-generic-complex="swiss" style:font-pitch-complex="variable" style:font-size-complex="6.80000019073486pt"/>
    </style:style>
    <style:style style:name="P35" style:family="paragraph">
      <style:paragraph-properties fo:margin-left="0cm" fo:margin-right="0cm" fo:line-height="150%" fo:text-align="justify" fo:text-indent="0cm">
        <style:tab-stops>
          <style:tab-stop style:position="1.884cm"/>
        </style:tab-stops>
      </style:paragraph-properties>
      <style:text-properties fo:font-family="'Liberation Sans'" style:font-family-generic="swiss" style:font-pitch="variable" fo:font-size="12pt" style:font-family-complex="Calibri" style:font-family-generic-complex="swiss" style:font-pitch-complex="variable" style:font-size-complex="6.80000019073486pt"/>
    </style:style>
    <style:style style:name="P36" style:family="paragraph">
      <style:paragraph-properties fo:margin-left="0cm" fo:margin-right="0cm" fo:margin-top="0cm" fo:margin-bottom="0.212cm" fo:line-height="150%" fo:text-align="justify" fo:text-indent="0cm">
        <style:tab-stops>
          <style:tab-stop style:position="1.884cm"/>
        </style:tab-stops>
      </style:paragraph-properties>
      <style:text-properties fo:font-family="'Liberation Sans'" style:font-family-generic="swiss" style:font-pitch="variable" fo:font-size="12pt" style:font-family-complex="Calibri" style:font-family-generic-complex="swiss" style:font-pitch-complex="variable" style:font-size-complex="6.80000019073486pt"/>
    </style:style>
    <style:style style:name="P37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  <style:text-properties fo:font-family="'Liberation Sans'" style:font-family-generic="swiss" style:font-pitch="variable" fo:font-size="12pt" style:font-size-complex="6.80000019073486pt"/>
    </style:style>
    <style:style style:name="P38" style:family="paragraph">
      <style:paragraph-properties fo:margin-left="0cm" fo:margin-right="0cm" fo:line-height="150%" fo:text-indent="0cm"/>
      <style:text-properties fo:font-family="'Liberation Sans'" style:font-family-generic="swiss" style:font-pitch="variable" fo:font-size="12pt" style:font-size-complex="6.80000019073486pt"/>
    </style:style>
    <style:style style:name="P39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  <style:text-properties fo:font-size="12pt" style:font-size-complex="6.80000019073486pt"/>
    </style:style>
    <style:style style:name="P40" style:family="paragraph">
      <style:paragraph-properties fo:margin-left="0cm" fo:margin-right="0cm" fo:line-height="150%" fo:text-indent="0cm">
        <style:tab-stops>
          <style:tab-stop style:position="1.27cm"/>
        </style:tab-stops>
      </style:paragraph-properties>
      <style:text-properties fo:font-family="'Liberation Sans'" style:font-family-generic="swiss" style:font-pitch="variable" fo:font-size="12pt" style:font-size-complex="6.80000019073486pt"/>
    </style:style>
    <style:style style:name="T1" style:family="text">
      <style:text-properties fo:font-family="'URW Chancery L'" style:font-pitch="variable" fo:font-size="96pt" style:font-size-asian="96pt" style:font-size-complex="96pt"/>
    </style:style>
    <style:style style:name="T2" style:family="text">
      <style:text-properties fo:color="#000000" fo:font-family="'URW Gothic L'" style:font-family-generic="swiss" style:font-pitch="variable" fo:font-size="24pt" style:font-size-asian="24pt" style:font-size-complex="24pt"/>
    </style:style>
    <style:style style:name="T3" style:family="text">
      <style:text-properties fo:color="#000000" fo:font-size="24pt" style:font-size-asian="24pt" style:font-size-complex="24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family="'URW Gothic L'" style:font-family-generic="swiss" style:font-pitch="variable" fo:font-size="18pt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color="#000000" fo:font-size="22pt" style:font-size-asian="22pt" style:font-size-complex="22pt"/>
    </style:style>
    <style:style style:name="T10" style:family="text">
      <style:text-properties fo:color="#000000" fo:font-family="'Liberation Sans'" style:font-family-generic="swiss" style:font-pitch="variable" fo:font-size="22pt" fo:language="es" fo:country="ES" fo:font-weight="bold" style:font-family-asian="Verdana" style:font-family-generic-asian="swiss" style:font-pitch-asian="variable" style:font-size-asian="22pt" style:language-asian="en" style:country-asian="US" style:font-weight-asian="bold" style:font-family-complex="Calibri" style:font-family-generic-complex="swiss" style:font-pitch-complex="variable" style:font-size-complex="22pt" style:font-weight-complex="bold"/>
    </style:style>
    <style:style style:name="T11" style:family="text">
      <style:text-properties fo:color="#000000" fo:font-family="'Liberation Sans'" style:font-family-generic="swiss" style:font-pitch="variable" fo:font-size="22pt" fo:language="es" fo:country="ES" style:font-family-asian="Verdana" style:font-family-generic-asian="swiss" style:font-pitch-asian="variable" style:font-size-asian="22pt" style:language-asian="en" style:country-asian="US" style:font-family-complex="Calibri" style:font-family-generic-complex="swiss" style:font-pitch-complex="variable" style:font-size-complex="22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000000" fo:font-family="'Liberation Sans'" style:font-family-generic="swiss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style:style style:name="T14" style:family="text">
      <style:text-properties fo:color="#000000" fo:font-family="'Liberation Sans'" style:font-family-generic="swiss" style:font-pitch="variable" fo:font-size="22pt" fo:language="es" fo:country="ES" fo:font-weight="normal" style:font-family-asian="Verdana" style:font-family-generic-asian="swiss" style:font-pitch-asian="variable" style:font-size-asian="22pt" style:language-asian="en" style:country-asian="US" style:font-weight-asian="normal" style:font-family-complex="Calibri" style:font-family-generic-complex="swiss" style:font-pitch-complex="variable" style:font-size-complex="22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draw:id="id1">
        <office:forms form:automatic-focus="false" form:apply-design-mode="false"/>
        <draw:frame presentation:style-name="pr1" draw:text-style-name="P2" draw:layer="layout" svg:width="15.5cm" svg:height="4.353cm" svg:x="6.1cm" svg:y="6.852cm" presentation:class="title" presentation:user-transformed="true">
          <draw:text-box>
            <text:p text:style-name="P1"><text:span text:style-name="T1">JHard</text:span></text:p>
          </draw:text-box>
        </draw:frame>
        <draw:frame draw:style-name="gr1" draw:text-style-name="P1" draw:layer="layout" svg:width="17.5cm" svg:height="1.187cm" svg:x="5.5cm" svg:y="10.9cm">
          <draw:text-box>
            <text:p text:style-name="P1"/>
          </draw:text-box>
        </draw:frame>
        <draw:frame draw:style-name="gr2" draw:text-style-name="P4" draw:layer="layout" svg:width="24.5cm" svg:height="1.288cm" svg:x="1.5cm" svg:y="10.9cm">
          <draw:text-box>
            <text:p text:style-name="P3"><text:span text:style-name="T2">Sistema para la Unidad de Hardware de Ingeniería</text:span></text:p>
          </draw:text-box>
        </draw:frame>
        <draw:frame draw:style-name="gr2" draw:text-style-name="P6" draw:layer="layout" svg:width="9cm" svg:height="1.982cm" svg:x="0.3cm" svg:y="17.64cm">
          <draw:text-box>
            <text:p text:style-name="P5"><text:span text:style-name="T3">Amaya Centeno</text:span></text:p>
            <text:p text:style-name="P5"><text:span text:style-name="T4">Rodrigo</text:span></text:p>
          </draw:text-box>
        </draw:frame>
        <draw:frame draw:style-name="gr3" draw:text-style-name="P7" draw:layer="layout" svg:width="9cm" svg:height="1.982cm" svg:x="18.4cm" svg:y="17.64cm">
          <draw:text-box>
            <text:p text:style-name="P5"><text:span text:style-name="T5">Linares Melara</text:span></text:p>
            <text:p text:style-name="P5"><text:span text:style-name="T6">Roberto Carlos</text:span></text:p>
          </draw:text-box>
        </draw:frame>
        <draw:frame draw:style-name="gr3" draw:text-style-name="P7" draw:layer="layout" svg:width="9cm" svg:height="1.982cm" svg:x="9.5cm" svg:y="17.64cm">
          <draw:text-box>
            <text:p text:style-name="P5"><text:span text:style-name="T5">Barrientos Padilla</text:span></text:p>
            <text:p text:style-name="P5"><text:span text:style-name="T6">Hugo Alejandro</text:span></text:p>
          </draw:text-box>
        </draw:frame>
        <draw:frame draw:style-name="gr2" draw:text-style-name="P9" draw:layer="layout" svg:width="25.5cm" svg:height="2.588cm" svg:x="1cm" svg:y="1cm">
          <draw:text-box>
            <text:p text:style-name="P8"><text:span text:style-name="T7">Universidad de El Salvador</text:span></text:p>
            <text:p text:style-name="P8"><text:span text:style-name="T7">Facultad Multidisciplinaria de Occidente</text:span></text:p>
            <text:p text:style-name="P8"><text:span text:style-name="T7">Departamento de Ingenieria</text:span></text:p>
          </draw:text-box>
        </draw:frame>
        <anim:par presentation:node-type="timing-root">
          <anim:par smil:begin="id1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draw:id="id2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Introducción</text:span></text:p>
          </draw:text-box>
        </draw:frame>
        <anim:par presentation:node-type="timing-root">
          <anim:par smil:begin="id2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draw:id="id3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Antecedentes</text:span></text:p>
          </draw:text-box>
        </draw:frame>
        <draw:frame draw:style-name="gr5" draw:text-style-name="P14" draw:layer="layout" svg:width="22cm" svg:height="10.5cm" svg:x="4.5cm" svg:y="8cm">
          <draw:text-box>
            <text:p text:style-name="P13"><text:span text:style-name="T9">Nace la unidad en el año 2002.</text:span></text:p>
            <text:p text:style-name="P13"><text:span text:style-name="T9">Se crea un puesto de trabajo para un ayudante en el 2004.</text:span></text:p>
            <text:p text:style-name="P13"><text:span text:style-name="T9">Cada ciclo ha utilizado el 90% o 95% de la carga de horarios.</text:span></text:p>
            <text:p text:style-name="P13"><text:span text:style-name="T9">Las inscripciones se hacen rellenando hojas con cupos de horarios.</text:span></text:p>
            <text:p text:style-name="P13"><text:span text:style-name="T9">Jamás se han hecho intentos por elaborar un sistema.</text:span></text:p>
            <text:p text:style-name="P14"><text:span text:style-name="T9"/></text:p>
          </draw:text-box>
        </draw:frame>
        <anim:par presentation:node-type="timing-root">
          <anim:par smil:begin="id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5" draw:master-page-name="Default" draw:id="id4">
        <office:forms form:automatic-focus="false" form:apply-design-mode="false"/>
        <draw:frame presentation:style-name="pr3" draw:text-style-name="P16" draw:layer="layout" svg:width="16.1cm" svg:height="3.256cm" svg:x="9.9cm" svg:y="3.244cm" presentation:class="title" presentation:user-transformed="true">
          <draw:text-box>
            <text:p text:style-name="P11"><text:span text:style-name="T8">Objetivos</text:span></text:p>
          </draw:text-box>
        </draw:frame>
        <draw:frame draw:style-name="gr5" draw:text-style-name="P18" draw:layer="layout" svg:width="22cm" svg:height="10.5cm" svg:x="4.5cm" svg:y="8cm">
          <draw:text-box>
            <text:p text:style-name="P17"><text:span text:style-name="T10">General:</text:span></text:p>
            <text:p text:style-name="P17"><text:span text:style-name="T11">Desarrollar e implementar un sistema informático, que automatice los procesos de las funciones principales del Laboratorio de cómputo y de toda la Unidad de Hardware del Departamento de Ingeniería y Arquitectura.</text:span></text:p>
          </draw:text-box>
        </draw:frame>
        <anim:par presentation:node-type="timing-root">
          <anim:par smil:begin="id4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4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5" draw:master-page-name="Default" draw:id="id5">
        <office:forms form:automatic-focus="false" form:apply-design-mode="false"/>
        <draw:frame presentation:style-name="pr3" draw:text-style-name="P16" draw:layer="layout" svg:width="16.1cm" svg:height="3.256cm" svg:x="9.9cm" svg:y="3.244cm" presentation:class="title" presentation:user-transformed="true">
          <draw:text-box>
            <text:p text:style-name="P11"><text:span text:style-name="T8">Objetivos</text:span></text:p>
          </draw:text-box>
        </draw:frame>
        <draw:frame draw:style-name="gr5" draw:text-style-name="P18" draw:layer="layout" svg:width="22cm" svg:height="11.535cm" svg:x="4.5cm" svg:y="8cm">
          <draw:text-box>
            <text:p text:style-name="P17"><text:span text:style-name="T10">Específicos:</text:span></text:p>
            <text:p text:style-name="P19"><text:span text:style-name="T11">Crear un módulo que controle de una manera más eficaz y exacta todo el inventario físico de hardware y de mobiliario que maneja el Laboratorio de Hardware.</text:span></text:p>
            <text:p text:style-name="P19"><text:span text:style-name="T11"/></text:p>
            <text:p text:style-name="P19"><text:span text:style-name="T11">Desarrollar un módulo que realice una inscripción de grupos de laboratorio mucho más moderna y eficaz que ayude a controlar los cupos en todos ellos.</text:span></text:p>
            <text:p text:style-name="P17"><text:span text:style-name="T11"/></text:p>
          </draw:text-box>
        </draw:frame>
        <anim:par presentation:node-type="timing-root">
          <anim:par smil:begin="id5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5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5" draw:master-page-name="Default" draw:id="id6">
        <office:forms form:automatic-focus="false" form:apply-design-mode="false"/>
        <draw:frame presentation:style-name="pr3" draw:text-style-name="P16" draw:layer="layout" svg:width="16.1cm" svg:height="3.256cm" svg:x="9.9cm" svg:y="3.244cm" presentation:class="title" presentation:user-transformed="true">
          <draw:text-box>
            <text:p text:style-name="P11"><text:span text:style-name="T8">Objetivos</text:span></text:p>
          </draw:text-box>
        </draw:frame>
        <draw:frame draw:style-name="gr5" draw:text-style-name="P18" draw:layer="layout" svg:width="22cm" svg:height="11.535cm" svg:x="4.5cm" svg:y="8cm">
          <draw:text-box>
            <text:p text:style-name="P17"><text:span text:style-name="T10">Específicos:</text:span></text:p>
            <text:p text:style-name="P19"><text:span text:style-name="T11">Diseñar un sistema modular y flexible, orientado a un ambiente web y que su área de acción sea la Intranet de la Facultad, y así utilizar un recurso poco aprovechado en la Universidad. </text:span></text:p>
            <text:p text:style-name="P20"><text:span text:style-name="T11"/></text:p>
            <text:p text:style-name="P21"><text:span text:style-name="T11">Legar una herramienta que fomente el uso de las soluciones informáticas y la computación general para docentes y personal administrativo de la Universidad.</text:span></text:p>
          </draw:text-box>
        </draw:frame>
        <anim:par presentation:node-type="timing-root">
          <anim:par smil:begin="id6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6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5" draw:master-page-name="Default" draw:id="id7">
        <office:forms form:automatic-focus="false" form:apply-design-mode="false"/>
        <draw:frame presentation:style-name="pr3" draw:text-style-name="P16" draw:layer="layout" svg:width="16.1cm" svg:height="3.256cm" svg:x="9.9cm" svg:y="3.244cm" presentation:class="title" presentation:user-transformed="true">
          <draw:text-box>
            <text:p text:style-name="P11"><text:span text:style-name="T8">Objetivos</text:span></text:p>
          </draw:text-box>
        </draw:frame>
        <draw:frame draw:style-name="gr5" draw:text-style-name="P18" draw:layer="layout" svg:width="22cm" svg:height="10.5cm" svg:x="4.5cm" svg:y="8cm">
          <draw:text-box>
            <text:p text:style-name="P17"><text:span text:style-name="T10">Específicos:</text:span></text:p>
            <text:p text:style-name="P21"><text:span text:style-name="T11">Promocionar, mediante el sistema que se desarrollará, a la Unidad de Hardware, su quehacer, la labor social que desarrolla y los cursos de informática que se pueden impartir.</text:span></text:p>
          </draw:text-box>
        </draw:frame>
        <anim:par presentation:node-type="timing-root">
          <anim:par smil:begin="id7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7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6" draw:master-page-name="Default" draw:id="id8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Problemática</text:span></text:p>
          </draw:text-box>
        </draw:frame>
        <draw:frame draw:style-name="gr2" draw:text-style-name="P23" draw:layer="layout" svg:width="16cm" svg:height="1.352cm" svg:x="10.212cm" svg:y="6cm">
          <draw:text-box>
            <text:p text:style-name="P22"><text:span text:style-name="T12">Planteamiento y Solución</text:span></text:p>
          </draw:text-box>
        </draw:frame>
        <draw:frame draw:style-name="gr5" draw:text-style-name="P25" draw:layer="layout" svg:width="22cm" svg:height="12.837cm" svg:x="4.5cm" svg:y="8cm">
          <draw:text-box>
            <text:p text:style-name="P24"><text:span text:style-name="T13"/></text:p>
            <text:p text:style-name="P24"><text:span text:style-name="T13">Los procesos de inscripción y creación de grupos se hacen de maneras tradicionales, lentas y poco efectivas.</text:span></text:p>
            <text:p text:style-name="P24"><text:span text:style-name="T13"/></text:p>
            <text:p text:style-name="P24"><text:span text:style-name="T13">El manejo de inventario físico del hardware no es mecanizado.</text:span></text:p>
            <text:p text:style-name="P24"><text:span text:style-name="T13"/></text:p>
            <text:p text:style-name="P24"><text:span text:style-name="T13">No se lleva un control del mantenimiento, fallas y reportes de soluciones.</text:span></text:p>
            <text:p text:style-name="P24"><text:span text:style-name="T13"/></text:p>
          </draw:text-box>
        </draw:frame>
        <anim:par presentation:node-type="timing-root">
          <anim:par smil:begin="id8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8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6" draw:master-page-name="Default" draw:id="id9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Problemática</text:span></text:p>
          </draw:text-box>
        </draw:frame>
        <draw:frame draw:style-name="gr2" draw:text-style-name="P23" draw:layer="layout" svg:width="16cm" svg:height="1.352cm" svg:x="10.212cm" svg:y="6cm">
          <draw:text-box>
            <text:p text:style-name="P22"><text:span text:style-name="T12">Planteamiento y Solución</text:span></text:p>
          </draw:text-box>
        </draw:frame>
        <draw:frame draw:style-name="gr5" draw:text-style-name="P25" draw:layer="layout" svg:width="22cm" svg:height="10.5cm" svg:x="4.5cm" svg:y="8cm">
          <draw:text-box>
            <text:p text:style-name="P24"><text:span text:style-name="T13"/></text:p>
            <text:p text:style-name="P24"><text:span text:style-name="T13">Sería muy difícil encontrar un software en el mercado que abarque todas las operaciones de esta dependencia.</text:span></text:p>
            <text:p text:style-name="P24"><text:span text:style-name="T13"/></text:p>
            <text:p text:style-name="P24"><text:span text:style-name="T13">El apretado presupuesto de la universidad imposibilita un gasto en software para control, administración y manejo de recursos y actividades.</text:span></text:p>
          </draw:text-box>
        </draw:frame>
        <anim:par presentation:node-type="timing-root">
          <anim:par smil:begin="id9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9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6" draw:master-page-name="Default" draw:id="id10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Problemática</text:span></text:p>
          </draw:text-box>
        </draw:frame>
        <draw:frame draw:style-name="gr2" draw:text-style-name="P23" draw:layer="layout" svg:width="16cm" svg:height="1.352cm" svg:x="10.212cm" svg:y="6cm">
          <draw:text-box>
            <text:p text:style-name="P22"><text:span text:style-name="T12">Planteamiento y Solución</text:span></text:p>
          </draw:text-box>
        </draw:frame>
        <draw:frame draw:style-name="gr5" draw:text-style-name="P25" draw:layer="layout" svg:width="22cm" svg:height="11.535cm" svg:x="4.5cm" svg:y="8cm">
          <draw:text-box>
            <text:p text:style-name="P24"><text:span text:style-name="T13"/></text:p>
            <text:p text:style-name="P24"><text:span text:style-name="T13">El sistema que se propone será el compilado de una serie de módulos:</text:span></text:p>
            <text:p text:style-name="P24"><text:span text:style-name="T13"/></text:p>
            <text:p text:style-name="P19"><text:span text:style-name="T13">Módulo de inventarios</text:span></text:p>
            <text:p text:style-name="P19"><text:span text:style-name="T13">Módulo de inscripción de grupos</text:span></text:p>
            <text:p text:style-name="P19"><text:span text:style-name="T13">Módulo para promocionar cursos de informática</text:span></text:p>
            <text:p text:style-name="P19"><text:span text:style-name="T13">Módulo de peticiones de servicio de mantenimiento</text:span></text:p>
            <text:p text:style-name="P19"><text:span text:style-name="T13"/></text:p>
          </draw:text-box>
        </draw:frame>
        <anim:par presentation:node-type="timing-root">
          <anim:par smil:begin="id10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6" draw:master-page-name="Default" draw:id="id11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Problemática</text:span></text:p>
          </draw:text-box>
        </draw:frame>
        <draw:frame draw:style-name="gr2" draw:text-style-name="P23" draw:layer="layout" svg:width="16cm" svg:height="1.352cm" svg:x="10.212cm" svg:y="6cm">
          <draw:text-box>
            <text:p text:style-name="P22"><text:span text:style-name="T12">Planteamiento y Solución</text:span></text:p>
          </draw:text-box>
        </draw:frame>
        <draw:frame draw:style-name="gr5" draw:text-style-name="P25" draw:layer="layout" svg:width="22cm" svg:height="10.5cm" svg:x="4.5cm" svg:y="8cm">
          <draw:text-box>
            <text:p text:style-name="P24"><text:span text:style-name="T13"/></text:p>
            <text:p text:style-name="P19"><text:span text:style-name="T13">Módulo de conocimiento sobre soluciones a problemas informáticos comunes, y biblioteca de manuales y software libre.</text:span></text:p>
            <text:p text:style-name="P21"><text:span text:style-name="T13">Módulo de reserva de cañones y laptops</text:span></text:p>
            <text:p text:style-name="P19"><text:span text:style-name="T13"/></text:p>
          </draw:text-box>
        </draw:frame>
        <anim:par presentation:node-type="timing-root">
          <anim:par smil:begin="id11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1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7" draw:master-page-name="Default" draw:id="id12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Alcances</text:span></text:p>
          </draw:text-box>
        </draw:frame>
        <draw:frame draw:style-name="gr5" draw:text-style-name="P25" draw:layer="layout" svg:width="22cm" svg:height="10.5cm" svg:x="4.5cm" svg:y="8cm">
          <draw:text-box>
            <text:p text:style-name="P24"><text:span text:style-name="T13">El sistema JHard, está compuesto por seis módulos:</text:span></text:p>
            <text:p text:style-name="P24"><text:span text:style-name="T13"/></text:p>
            <text:p text:style-name="P24"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0">Jinvent</text:span></text:p>
            <text:p text:style-name="P2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Jrequest</text:span></text:p>
            <text:p text:style-name="P2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Jwiki</text:span></text:p>
            <text:p text:style-name="P2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ProCur</text:span></text:p>
            <text:p text:style-name="P24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ManLab</text:span></text:p>
            <text:p text:style-name="P26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JCanon</text:span></text:p>
          </draw:text-box>
        </draw:frame>
        <anim:par presentation:node-type="timing-root">
          <anim:par smil:begin="id12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7" draw:master-page-name="Default" draw:id="id13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Alcances</text:span></text:p>
          </draw:text-box>
        </draw:frame>
        <draw:frame draw:style-name="gr5" draw:text-style-name="P25" draw:layer="layout" svg:width="22cm" svg:height="10.5cm" svg:x="4.5cm" svg:y="8cm">
          <draw:text-box>
            <text:p text:style-name="P27"><text:span text:style-name="T13">El sistema JHard tendrá además, una interfaz administrativa para darle mantenimiento al sitio, administrar los perfiles/roles de los usuarios y generar los siguientes reportes:</text:span></text:p>
            <text:p text:style-name="P27"><text:span text:style-name="T13"/></text:p>
          </draw:text-box>
        </draw:frame>
        <anim:par presentation:node-type="timing-root">
          <anim:par smil:begin="id1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7" draw:master-page-name="Default" draw:id="id14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Alcances</text:span></text:p>
          </draw:text-box>
        </draw:frame>
        <draw:frame draw:style-name="gr5" draw:text-style-name="P25" draw:layer="layout" svg:width="22cm" svg:height="10.5cm" svg:x="4.5cm" svg:y="8cm">
          <draw:text-box>
            <text:p text:style-name="P28"><text:span text:style-name="T13">Asistencia a clases de alumnos</text:span></text:p>
            <text:p text:style-name="P29"><text:span text:style-name="T13">Asistencia de instructores a sus laboratorios</text:span></text:p>
            <text:p text:style-name="P28"><text:span text:style-name="T13">Inventario General</text:span></text:p>
            <text:p text:style-name="P28"><text:span text:style-name="T13">Inventario específico según criterios</text:span></text:p>
            <text:p text:style-name="P29"><text:span text:style-name="T13">Orden de Servicio por fecha, por PC</text:span></text:p>
            <text:p text:style-name="P28"><text:span text:style-name="T13">Especificaciones de cada máquina </text:span></text:p>
            <text:p text:style-name="P29"><text:span text:style-name="T13">Resultados de las evaluaciones a los alumnos</text:span></text:p>
            <text:p text:style-name="P29"><text:span text:style-name="T13">Horarios de los grupos de laboratorio</text:span></text:p>
          </draw:text-box>
        </draw:frame>
        <anim:par presentation:node-type="timing-root">
          <anim:par smil:begin="id14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7" draw:master-page-name="Default" draw:id="id15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Alcances</text:span></text:p>
          </draw:text-box>
        </draw:frame>
        <draw:frame draw:style-name="gr5" draw:text-style-name="P25" draw:layer="layout" svg:width="22cm" svg:height="10.5cm" svg:x="4.5cm" svg:y="8cm">
          <draw:text-box>
            <text:p text:style-name="P30"><text:span text:style-name="T14">Reserva de Cañones (Horarios) con filtros: por usuario, materia, carrera, etc.</text:span></text:p>
            <text:p text:style-name="P31"><text:span text:style-name="T14">Alumnos por materia</text:span></text:p>
            <text:p text:style-name="P32"><text:span text:style-name="T14">Alumnos por carrera </text:span></text:p>
          </draw:text-box>
        </draw:frame>
        <anim:par presentation:node-type="timing-root">
          <anim:par smil:begin="id15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5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7" draw:master-page-name="Default" draw:id="id16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Alcances</text:span></text:p>
          </draw:text-box>
        </draw:frame>
        <draw:frame draw:style-name="gr5" draw:text-style-name="P25" draw:layer="layout" svg:width="22cm" svg:height="12.837cm" svg:x="4.5cm" svg:y="8cm">
          <draw:text-box>
            <text:p text:style-name="P33"><text:span text:style-name="T13">La seguridad del sistema estará dada mediante el uso de perfiles con permisos asignables a los usuarios sobre los módulos y las acciones sobre estos:</text:span></text:p>
            <text:p text:style-name="P34"><text:span text:style-name="T13"/></text:p>
            <text:p text:style-name="P35"><text:span text:style-name="T13">Súper Administrador</text:span></text:p>
            <text:p text:style-name="P35"><text:span text:style-name="T13">Administrador de Sistema</text:span></text:p>
            <text:p text:style-name="P35"><text:span text:style-name="T13">Secretarias </text:span></text:p>
            <text:p text:style-name="P35"><text:span text:style-name="T13">Editores de Contenidos</text:span></text:p>
            <text:p text:style-name="P35"><text:span text:style-name="T13">Instructores</text:span></text:p>
            <text:p text:style-name="P36"><text:span text:style-name="T13">Público General</text:span></text:p>
          </draw:text-box>
        </draw:frame>
        <anim:par presentation:node-type="timing-root">
          <anim:par smil:begin="id16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6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8" draw:master-page-name="Default" draw:id="id17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Limitaciones</text:span></text:p>
          </draw:text-box>
        </draw:frame>
        <draw:frame draw:style-name="gr5" draw:text-style-name="P25" draw:layer="layout" svg:width="22cm" svg:height="14.139cm" svg:x="4.5cm" svg:y="8cm">
          <draw:text-box>
            <text:p text:style-name="P37"><text:span text:style-name="T13">Estrictas peticiones que hace el administrador de la red de la UES-FMO que impide una implementación más sencilla.</text:span></text:p>
            <text:p text:style-name="P38"><text:span text:style-name="T13"/></text:p>
            <text:p text:style-name="P37"><text:span text:style-name="T13">Se carece del hardware adecuado o apropiado para la implementación. Hardware improvisado será el que albergará al sistema.</text:span></text:p>
            <text:p text:style-name="P37"><text:span text:style-name="T13"/></text:p>
            <text:p text:style-name="P39"><text:span text:style-name="T13">Se limitará el tamaño de archivos almacenados en JHard para que no colapse en un futuro.</text:span></text:p>
            <text:p text:style-name="P38"><text:span text:style-name="T13"/></text:p>
            <text:p text:style-name="P37"><text:span text:style-name="T13"/></text:p>
          </draw:text-box>
        </draw:frame>
        <anim:par presentation:node-type="timing-root">
          <anim:par smil:begin="id17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7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8" draw:master-page-name="Default" draw:id="id18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Limitaciones</text:span></text:p>
          </draw:text-box>
        </draw:frame>
        <draw:frame draw:style-name="gr5" draw:text-style-name="P25" draw:layer="layout" svg:width="22cm" svg:height="11.535cm" svg:x="4.5cm" svg:y="8cm">
          <draw:text-box>
            <text:p text:style-name="P40"><text:span text:style-name="T14">Existe un problema con los discos duros del correo institucional, y por motivos del uso de ancho de banda, no se implementaran notificaciones por correo, pero sí se puede implementar un sistema de suscripción por RSS/Atom feeds.</text:span></text:p>
            <text:p text:style-name="P38"><text:span text:style-name="T13"/></text:p>
            <text:p text:style-name="P39"><text:span text:style-name="T13">No se realizaran capacitaciones del uso de Jhard.</text:span></text:p>
            <text:p text:style-name="P39"><text:span text:style-name="T13"/></text:p>
            <text:p text:style-name="P39"><text:span text:style-name="T13">No se colocara más que contenido de ejemplo en el Sistema</text:span></text:p>
          </draw:text-box>
        </draw:frame>
        <anim:par presentation:node-type="timing-root">
          <anim:par smil:begin="id18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8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9" draw:master-page-name="Default" draw:id="id19">
        <office:forms form:automatic-focus="false" form:apply-design-mode="false"/>
        <draw:frame presentation:style-name="pr3" draw:text-style-name="P12" draw:layer="layout" svg:width="16.1cm" svg:height="3.256cm" svg:x="9.9cm" svg:y="3.244cm" presentation:class="title" presentation:user-transformed="true">
          <draw:text-box>
            <text:p text:style-name="P11"><text:span text:style-name="T8">Justificación</text:span></text:p>
          </draw:text-box>
        </draw:frame>
        <anim:par presentation:node-type="timing-root">
          <anim:par smil:begin="id19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0" draw:master-page-name="Default" draw:id="id20">
        <office:forms form:automatic-focus="false" form:apply-design-mode="false"/>
        <draw:frame presentation:style-name="pr3" draw:text-style-name="P12" draw:layer="layout" svg:width="21cm" svg:height="3.256cm" svg:x="5cm" svg:y="3.244cm" presentation:class="title" presentation:user-transformed="true">
          <draw:text-box>
            <text:p text:style-name="P11"><text:span text:style-name="T8">Desarrollo Capitular</text:span></text:p>
          </draw:text-box>
        </draw:frame>
        <draw:frame draw:style-name="gr2" draw:text-style-name="P23" draw:layer="layout" svg:width="16cm" svg:height="1.352cm" svg:x="10.212cm" svg:y="6cm">
          <draw:text-box>
            <text:p text:style-name="P22"><text:span text:style-name="T12">del Trabajo de Grado - Propuesta</text:span></text:p>
          </draw:text-box>
        </draw:frame>
        <anim:par presentation:node-type="timing-root">
          <anim:par smil:begin="id20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1" draw:master-page-name="Default" draw:id="id21">
        <office:forms form:automatic-focus="false" form:apply-design-mode="false"/>
        <draw:frame presentation:style-name="pr3" draw:text-style-name="P12" draw:layer="layout" svg:width="21cm" svg:height="3.256cm" svg:x="5cm" svg:y="3.244cm" presentation:class="title" presentation:user-transformed="true">
          <draw:text-box>
            <text:p text:style-name="P11"><text:span text:style-name="T8">Desarrollo Capitular</text:span></text:p>
          </draw:text-box>
        </draw:frame>
        <draw:frame draw:style-name="gr2" draw:text-style-name="P23" draw:layer="layout" svg:width="16cm" svg:height="1.352cm" svg:x="10.212cm" svg:y="6cm">
          <draw:text-box>
            <text:p text:style-name="P22"><text:span text:style-name="T12">del Trabajo de Grado - Descripción</text:span></text:p>
          </draw:text-box>
        </draw:frame>
        <anim:par presentation:node-type="timing-root">
          <anim:par smil:begin="id21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2" draw:master-page-name="Default" draw:id="id22">
        <office:forms form:automatic-focus="false" form:apply-design-mode="false"/>
        <draw:frame presentation:style-name="pr3" draw:text-style-name="P12" draw:layer="layout" svg:width="21cm" svg:height="3.256cm" svg:x="5cm" svg:y="3.244cm" presentation:class="title" presentation:user-transformed="true">
          <draw:text-box>
            <text:p text:style-name="P11"><text:span text:style-name="T8">Cronograma</text:span></text:p>
          </draw:text-box>
        </draw:frame>
        <draw:frame draw:style-name="gr2" draw:text-style-name="P23" draw:layer="layout" svg:width="16cm" svg:height="1.352cm" svg:x="10.212cm" svg:y="6cm">
          <draw:text-box>
            <text:p text:style-name="P22"><text:span text:style-name="T12">de Actividades</text:span></text:p>
          </draw:text-box>
        </draw:frame>
        <anim:par presentation:node-type="timing-root">
          <anim:par smil:begin="id22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3" draw:master-page-name="Default" draw:id="id23">
        <office:forms form:automatic-focus="false" form:apply-design-mode="false"/>
        <draw:frame presentation:style-name="pr3" draw:text-style-name="P12" draw:layer="layout" svg:width="21cm" svg:height="3.256cm" svg:x="5cm" svg:y="3.244cm" presentation:class="title" presentation:user-transformed="true">
          <draw:text-box>
            <text:p text:style-name="P11"><text:span text:style-name="T8">Metodología</text:span></text:p>
          </draw:text-box>
        </draw:frame>
        <draw:frame draw:style-name="gr2" draw:text-style-name="P23" draw:layer="layout" svg:width="16cm" svg:height="1.352cm" svg:x="10.212cm" svg:y="6cm">
          <draw:text-box>
            <text:p text:style-name="P22"><text:span text:style-name="T12">de Investigación</text:span></text:p>
          </draw:text-box>
        </draw:frame>
        <anim:par presentation:node-type="timing-root">
          <anim:par smil:begin="id23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4" draw:master-page-name="Default" draw:id="id24">
        <office:forms form:automatic-focus="false" form:apply-design-mode="false"/>
        <draw:frame presentation:style-name="pr3" draw:text-style-name="P12" draw:layer="layout" svg:width="21cm" svg:height="3.256cm" svg:x="5cm" svg:y="3.244cm" presentation:class="title" presentation:user-transformed="true">
          <draw:text-box>
            <text:p text:style-name="P11"><text:span text:style-name="T8">Referencia</text:span></text:p>
          </draw:text-box>
        </draw:frame>
        <draw:frame draw:style-name="gr2" draw:text-style-name="P23" draw:layer="layout" svg:width="16cm" svg:height="1.352cm" svg:x="10.212cm" svg:y="6cm">
          <draw:text-box>
            <text:p text:style-name="P22"><text:span text:style-name="T12">Bibliográfica</text:span></text:p>
          </draw:text-box>
        </draw:frame>
        <anim:par presentation:node-type="timing-root">
          <anim:par smil:begin="id24.begin">
            <anim:transitionFilter smil:dur="2s" smil:type="slideWipe" smil:subtype="fromRight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4" draw:text-style-name="P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itmape_20_13" draw:display-name="Bitmape 13" xlink:href="Pictures/100000000000031A00000256FED7F2A7.jpg" xlink:type="simple" xlink:show="embed" xlink:actuate="onLoad"/>
    <draw:fill-image draw:name="Bitmape_20_14" draw:display-name="Bitmape 14" xlink:href="Pictures/100000000000031A000002566586368D.jpg" xlink:type="simple" xlink:show="embed" xlink:actuate="onLoad"/>
    <draw:fill-image draw:name="Bitmape_20_15" draw:display-name="Bitmape 15" xlink:href="Pictures/100000000000031A00000256ACFF2DEA.jpg" xlink:type="simple" xlink:show="embed" xlink:actuate="onLoad"/>
    <draw:fill-image draw:name="Bitmape_20_16" draw:display-name="Bitmape 16" xlink:href="Pictures/100000000000031A000002569426E026.jpg" xlink:type="simple" xlink:show="embed" xlink:actuate="onLoad"/>
    <draw:fill-image draw:name="Bitmape_20_17" draw:display-name="Bitmape 17" xlink:href="Pictures/100000000000031A00000256005BE433.jpg" xlink:type="simple" xlink:show="embed" xlink:actuate="onLoad"/>
    <draw:fill-image draw:name="Bitmape_20_3" draw:display-name="Bitmape 3" xlink:href="Pictures/100000000000031A00000256A9633732.jpg" xlink:type="simple" xlink:show="embed" xlink:actuate="onLoad"/>
    <draw:fill-image draw:name="Bitmape_20_4" draw:display-name="Bitmape 4" xlink:href="Pictures/100000000000031A000002562E6E2E1E.jpg" xlink:type="simple" xlink:show="embed" xlink:actuate="onLoad"/>
    <draw:fill-image draw:name="Bitmape_20_5" draw:display-name="Bitmape 5" xlink:href="Pictures/100000000000031A00000256F84E45CE.jpg" xlink:type="simple" xlink:show="embed" xlink:actuate="onLoad"/>
    <draw:fill-image draw:name="Bitmape_20_6" draw:display-name="Bitmape 6" xlink:href="Pictures/100000000000031A00000256E0B977B9.jpg" xlink:type="simple" xlink:show="embed" xlink:actuate="onLoad"/>
    <draw:fill-image draw:name="Bitmape_20_7" draw:display-name="Bitmape 7" xlink:href="Pictures/100000000000031A00000256E653AA5E.jpg" xlink:type="simple" xlink:show="embed" xlink:actuate="onLoad"/>
    <draw:fill-image draw:name="Bitmape_20_8" draw:display-name="Bitmape 8" xlink:href="Pictures/100000000000031A00000256035D2334.jpg" xlink:type="simple" xlink:show="embed" xlink:actuate="onLoad"/>
    <draw:fill-image draw:name="Bitmape_20_9" draw:display-name="Bitmape 9" xlink:href="Pictures/100000000000031A00000256035D2334.jpg" xlink:type="simple" xlink:show="embed" xlink:actuate="onLoad"/>
    <draw:fill-image draw:name="background" xlink:href="Pictures/100000000000031A00000256D9300AFF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MX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line-height="100%" style:text-autospace="none"/>
      <style:text-properties fo:font-family="Verdana" style:font-family-generic="swiss" style:font-pitch="variable" fo:font-size="10pt" fo:language="en" fo:country="US" style:font-family-asian="Verdana" style:font-family-generic-asian="swiss" style:font-pitch-asian="variable" style:language-asian="en" style:country-asian="US" style:font-family-complex="Verdana" style:font-family-generic-complex="swiss" style:font-pitch-complex="variable" style:font-size-complex="10pt"/>
    </style:style>
    <style:style style:name="WW8Num18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5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16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WW8Num4z0" style:family="graphic">
      <style:paragraph-properties style:text-autospace="none"/>
      <style:text-properties fo:font-family="Wingdings" style:font-pitch="variable" style:font-charset="x-symbol" fo:font-size="9pt" fo:language="en" fo:country="US" style:language-asian="en" style:country-asian="US" style:font-family-complex="Wingdings" style:font-pitch-complex="variable" style:font-charset-complex="x-symbol" style:font-size-complex="9pt"/>
    </style:style>
    <style:style style:name="WW8Num4z1" style:family="graphic">
      <style:paragraph-properties style:text-autospace="none"/>
      <style:text-properties fo:font-family="'Wingdings 2'" style:font-family-generic="roman" style:font-pitch="variable" style:font-charset="x-symbol" fo:font-size="9pt" fo:language="en" fo:country="US" style:language-asian="en" style:country-asian="US" style:font-family-complex="'Wingdings 2'" style:font-family-generic-complex="roman" style:font-pitch-complex="variable" style:font-charset-complex="x-symbol" style:font-size-complex="9pt"/>
    </style:style>
    <style:style style:name="WW8Num4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Sin_20_espaciado" style:display-name="Sin espaciado" style:family="graphic">
      <style:paragraph-properties style:text-autospace="none"/>
      <style:text-properties style:use-window-font-color="true" fo:font-family="Calibri" style:font-family-generic="swiss" style:font-pitch="variable" fo:font-size="11pt" fo:language="es" fo:country="ES" style:font-family-asian="'Times New Roman'" style:font-family-generic-asian="roman" style:font-pitch-asian="variable" style:language-asian="zxx" style:country-asian="none" style:font-family-complex="Calibri" style:font-family-generic-complex="swiss" style:font-pitch-complex="variable" style:font-size-complex="11pt"/>
    </style:style>
    <style:style style:name="WW8Num3z0" style:family="graphic">
      <style:paragraph-properties style:text-autospace="none"/>
      <style:text-properties fo:font-family="Wingdings" style:font-pitch="variable" style:font-charset="x-symbol" fo:font-size="9pt" fo:language="en" fo:country="US" style:language-asian="en" style:country-asian="US" style:font-family-complex="Wingdings" style:font-pitch-complex="variable" style:font-charset-complex="x-symbol" style:font-size-complex="9pt"/>
    </style:style>
    <style:style style:name="WW8Num3z1" style:family="graphic">
      <style:paragraph-properties style:text-autospace="none"/>
      <style:text-properties fo:font-family="'Wingdings 2'" style:font-family-generic="roman" style:font-pitch="variable" style:font-charset="x-symbol" fo:font-size="9pt" fo:language="en" fo:country="US" style:language-asian="en" style:country-asian="US" style:font-family-complex="'Wingdings 2'" style:font-family-generic-complex="roman" style:font-pitch-complex="variable" style:font-charset-complex="x-symbol" style:font-size-complex="9pt"/>
    </style:style>
    <style:style style:name="WW8Num3z2" style:family="graphic">
      <style:paragraph-properties style:text-autospace="none"/>
      <style:text-properties fo:font-family="StarSymbol, 'Arial Unicode MS'" fo:font-size="9pt" fo:language="en" fo:country="US" style:language-asian="en" style:country-asian="US" style:font-family-complex="StarSymbol, 'Arial Unicode MS'" style:font-size-complex="9pt"/>
    </style:style>
    <style:style style:name="WW8Num10z0" style:family="graphic">
      <style:paragraph-properties style:text-autospace="none"/>
      <style:text-properties fo:font-family="Symbol" style:font-family-generic="roman" style:font-pitch="variable" style:font-charset="x-symbol" fo:font-size="12pt" fo:language="en" fo:country="US" style:language-asian="en" style:country-asian="US" style:font-family-complex="Symbol" style:font-family-generic-complex="roman" style:font-pitch-complex="variable" style:font-charset-complex="x-symbol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5f_20_5f_1-title" style:display-name="Default_20_1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5f_20_5f_1-subtitle" style:display-name="Default_20_1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5f_20_5f_1-notes" style:display-name="Default_20_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5f_20_5f_1-outline1" style:display-name="Default_20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draw:background-size="border" draw:fill="bitmap" draw:fill-image-name="background" style:repeat="stretch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  <style:text-properties fo:font-family="'URW Gothic L'" style:font-family-generic="swiss" style:font-pitch="variable" fo:font-size="14pt" style:font-size-asian="14pt" style:font-size-complex="14pt"/>
    </style:style>
    <style:style style:name="P4" style:family="paragraph">
      <style:paragraph-properties fo:margin-left="0cm" fo:margin-right="0cm" fo:text-indent="0cm"/>
      <style:text-properties fo:font-family="'URW Gothic L'" style:font-family-generic="swiss" style:font-pitch="variable"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URW Gothic L'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 draw:page-number="2"/>
      <draw:page-thumbnail draw:layer="backgroundobjects" svg:width="5.938cm" svg:height="4.453cm" svg:x="20.79cm" svg:y="4.02cm" draw:page-number="3"/>
      <draw:page-thumbnail draw:layer="backgroundobjects" svg:width="5.938cm" svg:height="4.453cm" svg:x="2.97cm" svg:y="12.525cm" draw:page-number="4"/>
      <draw:page-thumbnail draw:layer="backgroundobjects" svg:width="5.938cm" svg:height="4.453cm" svg:x="11.88cm" svg:y="12.525cm" draw:page-number="8"/>
      <draw:page-thumbnail draw:layer="backgroundobjects" svg:width="5.938cm" svg:height="4.453cm" svg:x="20.79cm" svg:y="12.525cm" draw:page-number="12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4" draw:layer="backgroundobjects" svg:width="13.6cm" svg:height="1.448cm" svg:x="13.1cm" svg:y="19.1cm" presentation:class="date-time">
        <draw:text-box>
          <text:p text:style-name="P3"><text:span text:style-name="T2">Jhard</text:span></text:p>
          <text:p text:style-name="P3"><text:span text:style-name="T2">Sistema para la Unidad de Hardware de Ingenieria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dp2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59cm" svg:x="1.4cm" svg:y="4.914cm" presentation:class="outline" presentation:placeholder="true">
        <draw:text-box/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3-30T23:07:44</meta:creation-date>
    <dc:date>2009-04-02T02:23:00</dc:date>
    <meta:editing-cycles>36</meta:editing-cycles>
    <meta:editing-duration>PT7H28M34S</meta:editing-duration>
    <meta:user-defined meta:name="Info 1"/>
    <meta:user-defined meta:name="Info 2"/>
    <meta:user-defined meta:name="Info 3"/>
    <meta:user-defined meta:name="Info 4"/>
    <meta:document-statistic meta:object-count="135"/>
  </office:meta>
</office:document-meta>
</file>